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9736in"/>
    </style:style>
    <style:style style:name="TableColumn3" style:family="table-column">
      <style:table-column-properties style:column-width="1.1576in"/>
    </style:style>
    <style:style style:name="TableColumn4" style:family="table-column">
      <style:table-column-properties style:column-width="0.552in"/>
    </style:style>
    <style:style style:name="TableColumn5" style:family="table-column">
      <style:table-column-properties style:column-width="0.3958in"/>
    </style:style>
    <style:style style:name="TableColumn6" style:family="table-column">
      <style:table-column-properties style:column-width="2.6291in"/>
    </style:style>
    <style:style style:name="Table1" style:family="table" style:master-page-name="MP0">
      <style:table-properties style:width="6.7083in" fo:margin-left="0.0034in" table:align="left"/>
    </style:style>
    <style:style style:name="TableRow7" style:family="table-row">
      <style:table-row-properties style:min-row-height="0.2083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 fo:margin-bottom="0in" fo:margin-left="0.0027in">
        <style:tab-stops/>
      </style:paragraph-properties>
    </style:style>
    <style:style style:name="T10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11" style:parent-style-name="Fuentedepárrafopredeter." style:family="text">
      <style:text-properties style:font-name="Cambria" style:font-name-asian="Cambria" style:font-name-complex="Cambria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margin-left="0.0006in">
        <style:tab-stops/>
      </style:paragraph-properties>
    </style:style>
    <style:style style:name="T14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15" style:parent-style-name="Fuentedepárrafopredeter." style:family="text">
      <style:text-properties style:font-name="Cambria" style:font-name-asian="Cambria" style:font-name-complex="Cambria"/>
    </style:style>
    <style:style style:name="P16" style:parent-style-name="Normal" style:family="paragraph">
      <style:paragraph-properties fo:margin-bottom="0in" fo:margin-left="0.0006in">
        <style:tab-stops/>
      </style:paragraph-properties>
    </style:style>
    <style:style style:name="TableRow17" style:family="table-row">
      <style:table-row-properties style:min-row-height="0.2083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.0111in" fo:margin-left="0.0027in">
        <style:tab-stops>
          <style:tab-stop style:type="center" style:position="0.9104in"/>
        </style:tab-stops>
      </style:paragraph-properties>
    </style:style>
    <style:style style:name="T20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21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22" style:parent-style-name="Normal" style:family="paragraph">
      <style:paragraph-properties fo:margin-bottom="0in" fo:margin-left="0.0027in">
        <style:tab-stops/>
      </style:paragraph-properties>
      <style:text-properties style:font-name="Cambria" style:font-name-asian="Cambria" style:font-name-complex="Cambria"/>
    </style:style>
    <style:style style:name="P23" style:parent-style-name="Normal" style:family="paragraph">
      <style:paragraph-properties fo:margin-bottom="0in"/>
      <style:text-properties style:font-name="Cambria" style:font-name-asian="Cambria" style:font-name-complex="Cambria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.0569in" fo:line-height="115%" fo:margin-left="0.0013in">
        <style:tab-stops/>
      </style:paragraph-properties>
    </style:style>
    <style:style style:name="T26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27" style:parent-style-name="Normal" style:family="paragraph">
      <style:paragraph-properties fo:margin-bottom="0.0465in"/>
    </style:style>
    <style:style style:name="T28" style:parent-style-name="Fuentedepárrafopredeter." style:family="text">
      <style:text-properties style:font-name="Cambria" style:font-name-asian="Cambria" style:font-name-complex="Cambria"/>
    </style:style>
    <style:style style:name="P29" style:parent-style-name="Normal" style:family="paragraph">
      <style:paragraph-properties fo:margin-bottom="0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.0722in"/>
    </style:style>
    <style:style style:name="T32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33" style:parent-style-name="Normal" style:family="paragraph">
      <style:paragraph-properties fo:margin-bottom="0in"/>
    </style:style>
    <style:style style:name="TableRow34" style:family="table-row">
      <style:table-row-properties style:min-row-height="0.2083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.0145in" fo:margin-left="0.0006in">
        <style:tab-stops/>
      </style:paragraph-properties>
    </style:style>
    <style:style style:name="T37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38" style:parent-style-name="Normal" style:family="paragraph">
      <style:paragraph-properties fo:text-align="center" fo:margin-bottom="0.0145in" fo:margin-left="0.0006in">
        <style:tab-stops/>
      </style:paragraph-properties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.0729in" fo:margin-left="0.0013in">
        <style:tab-stops/>
      </style:paragraph-properties>
    </style:style>
    <style:style style:name="T41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42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43" style:parent-style-name="Normal" style:family="paragraph">
      <style:paragraph-properties fo:margin-bottom="0in" fo:margin-left="0.0013in">
        <style:tab-stops/>
      </style:paragraph-properties>
    </style:style>
    <style:style style:name="TableRow44" style:family="table-row">
      <style:table-row-properties style:min-row-height="0.2083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.0854in" fo:margin-left="0.0027in">
        <style:tab-stops>
          <style:tab-stop style:type="left" style:position="1.1555in"/>
        </style:tab-stops>
      </style:paragraph-properties>
    </style:style>
    <style:style style:name="T47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48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49" style:parent-style-name="Normal" style:family="paragraph">
      <style:paragraph-properties fo:margin-bottom="0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.0722in" fo:margin-left="0.0013in">
        <style:tab-stops/>
      </style:paragraph-properties>
    </style:style>
    <style:style style:name="T52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53" style:parent-style-name="Normal" style:family="paragraph">
      <style:paragraph-properties fo:margin-bottom="0in" fo:margin-left="0.0013in">
        <style:tab-stops/>
      </style:paragraph-properties>
    </style:style>
    <style:style style:name="TableRow54" style:family="table-row">
      <style:table-row-properties style:min-row-height="0.2083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.0729in" fo:margin-left="0.0027in">
        <style:tab-stops/>
      </style:paragraph-properties>
    </style:style>
    <style:style style:name="T57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58" style:parent-style-name="Normal" style:family="paragraph">
      <style:paragraph-properties fo:margin-bottom="0.0729in" fo:margin-left="0.0027in">
        <style:tab-stops/>
      </style:paragraph-properties>
    </style:style>
    <style:style style:name="TableRow59" style:family="table-row">
      <style:table-row-properties style:min-row-height="0.2083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.0736in" fo:margin-left="0.0027in">
        <style:tab-stops>
          <style:tab-stop style:type="center" style:position="3.2777in"/>
        </style:tab-stops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62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style:use-window-font-color="true" style:letter-kerning="false" fo:font-size="12pt" style:font-size-asian="12pt" fo:language="es" fo:country="CO" style:language-asian="es" style:country-asian="CO" style:language-complex="ar" style:country-complex="SA" fo:hyphenate="true"/>
    </style:style>
    <style:style style:name="P63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style:use-window-font-color="true" style:letter-kerning="false" fo:font-size="12pt" style:font-size-asian="12pt" fo:language="es" fo:country="CO" style:language-asian="es" style:country-asian="CO" style:language-complex="ar" style:country-complex="SA" fo:hyphenate="true"/>
    </style:style>
    <style:style style:name="P64" style:parent-style-name="Normal" style:family="paragraph">
      <style:paragraph-properties fo:margin-bottom="0.0736in">
        <style:tab-stops>
          <style:tab-stop style:type="center" style:position="3.2805in"/>
        </style:tab-stops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65" style:parent-style-name="Normal" style:family="paragraph">
      <style:paragraph-properties fo:margin-bottom="0.0736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TableRow66" style:family="table-row">
      <style:table-row-properties style:min-row-height="0.2083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Web" style:family="paragraph">
      <style:text-properties style:font-name="Cambria" style:font-name-asian="Cambria" style:font-name-complex="Cambria" fo:font-weight="bold" style:font-weight-asian="bold" style:font-weight-complex="bold"/>
    </style:style>
    <style:style style:name="P69" style:parent-style-name="Normal" style:family="paragraph">
      <style:paragraph-properties fo:margin-bottom="0.0736in" fo:margin-left="0.0027in">
        <style:tab-stops>
          <style:tab-stop style:type="left" style:position="5.4138in"/>
        </style:tab-stops>
      </style:paragraph-properties>
    </style:style>
    <style:style style:name="P70" style:parent-style-name="Normal" style:family="paragraph">
      <style:paragraph-properties fo:margin-bottom="0in"/>
      <style:text-properties style:font-name="Cambria" style:font-name-asian="Cambria" style:font-name-complex="Cambria"/>
    </style:style>
    <style:style style:name="TableColumn72" style:family="table-column">
      <style:table-column-properties style:column-width="1.9736in"/>
    </style:style>
    <style:style style:name="TableColumn73" style:family="table-column">
      <style:table-column-properties style:column-width="1.1576in"/>
    </style:style>
    <style:style style:name="TableColumn74" style:family="table-column">
      <style:table-column-properties style:column-width="0.552in"/>
    </style:style>
    <style:style style:name="TableColumn75" style:family="table-column">
      <style:table-column-properties style:column-width="0.3958in"/>
    </style:style>
    <style:style style:name="TableColumn76" style:family="table-column">
      <style:table-column-properties style:column-width="2.6291in"/>
    </style:style>
    <style:style style:name="Table71" style:family="table">
      <style:table-properties style:width="6.7083in" fo:margin-left="0.0034in" table:align="left"/>
    </style:style>
    <style:style style:name="TableRow77" style:family="table-row">
      <style:table-row-properties style:min-row-height="0.2083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margin-left="0.0027in">
        <style:tab-stops/>
      </style:paragraph-properties>
    </style:style>
    <style:style style:name="T80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81" style:parent-style-name="Fuentedepárrafopredeter." style:family="text">
      <style:text-properties style:font-name="Cambria" style:font-name-asian="Cambria" style:font-name-complex="Cambria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margin-left="0.0006in">
        <style:tab-stops/>
      </style:paragraph-properties>
    </style:style>
    <style:style style:name="T84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85" style:parent-style-name="Fuentedepárrafopredeter." style:family="text">
      <style:text-properties style:font-name="Cambria" style:font-name-asian="Cambria" style:font-name-complex="Cambria"/>
    </style:style>
    <style:style style:name="P86" style:parent-style-name="Normal" style:family="paragraph">
      <style:paragraph-properties fo:margin-bottom="0in"/>
    </style:style>
    <style:style style:name="TableRow87" style:family="table-row">
      <style:table-row-properties style:min-row-height="0.2083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.0111in" fo:margin-left="0.0027in">
        <style:tab-stops/>
      </style:paragraph-properties>
    </style:style>
    <style:style style:name="T90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91" style:parent-style-name="Normal" style:family="paragraph">
      <style:paragraph-properties fo:margin-bottom="0in" fo:margin-left="0.0027in">
        <style:tab-stops/>
      </style:paragraph-properties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.0569in" fo:line-height="115%" fo:margin-left="0.0013in">
        <style:tab-stops/>
      </style:paragraph-properties>
    </style:style>
    <style:style style:name="T94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95" style:parent-style-name="Normal" style:family="paragraph">
      <style:paragraph-properties fo:margin-bottom="0.0465in"/>
    </style:style>
    <style:style style:name="T96" style:parent-style-name="Fuentedepárrafopredeter." style:family="text">
      <style:text-properties style:font-name="Cambria" style:font-name-asian="Cambria" style:font-name-complex="Cambria"/>
    </style:style>
    <style:style style:name="P97" style:parent-style-name="Normal" style:family="paragraph">
      <style:paragraph-properties fo:margin-bottom="0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.0722in"/>
    </style:style>
    <style:style style:name="T100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101" style:parent-style-name="Normal" style:family="paragraph">
      <style:paragraph-properties fo:margin-bottom="0in"/>
    </style:style>
    <style:style style:name="T102" style:parent-style-name="Fuentedepárrafopredeter." style:family="text">
      <style:text-properties style:font-name="Cambria" style:font-name-asian="Cambria" style:font-name-complex="Cambria"/>
    </style:style>
    <style:style style:name="P103" style:parent-style-name="Normal" style:family="paragraph">
      <style:paragraph-properties fo:margin-bottom="0in"/>
    </style:style>
    <style:style style:name="T104" style:parent-style-name="Fuentedepárrafopredeter." style:family="text">
      <style:text-properties style:font-name="Cambria" style:font-name-asian="Cambria" style:font-name-complex="Cambria"/>
    </style:style>
    <style:style style:name="TableRow105" style:family="table-row">
      <style:table-row-properties style:min-row-height="0.2083in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.0145in" fo:margin-left="0.0006in">
        <style:tab-stops/>
      </style:paragraph-properties>
    </style:style>
    <style:style style:name="T108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109" style:parent-style-name="Normal" style:family="paragraph">
      <style:paragraph-properties fo:margin-bottom="0.0145in" fo:margin-left="0.0006in">
        <style:tab-stops/>
      </style:paragraph-properties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.0729in" fo:margin-left="0.0013in">
        <style:tab-stops/>
      </style:paragraph-properties>
    </style:style>
    <style:style style:name="T112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113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114" style:parent-style-name="Normal" style:family="paragraph">
      <style:paragraph-properties fo:margin-bottom="0in" fo:margin-left="0.0013in">
        <style:tab-stops/>
      </style:paragraph-properties>
    </style:style>
    <style:style style:name="TableRow115" style:family="table-row">
      <style:table-row-properties style:min-row-height="0.2083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.0854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118" style:parent-style-name="Normal" style:family="paragraph">
      <style:paragraph-properties fo:margin-bottom="0.0854in" fo:margin-left="0.0027in">
        <style:tab-stops/>
      </style:paragraph-properties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.0722in" fo:margin-left="0.0013in">
        <style:tab-stops/>
      </style:paragraph-properties>
    </style:style>
    <style:style style:name="T121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122" style:parent-style-name="Normal" style:family="paragraph">
      <style:paragraph-properties fo:margin-bottom="0in" fo:margin-left="0.0013in">
        <style:tab-stops/>
      </style:paragraph-properties>
    </style:style>
    <style:style style:name="TableRow123" style:family="table-row">
      <style:table-row-properties style:min-row-height="0.2083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.0729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126" style:parent-style-name="Normal" style:family="paragraph">
      <style:paragraph-properties fo:margin-bottom="0.0729in" fo:margin-left="0.0027in">
        <style:tab-stops/>
      </style:paragraph-properties>
    </style:style>
    <style:style style:name="TableRow127" style:family="table-row">
      <style:table-row-properties style:min-row-height="0.2083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.0736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130" style:parent-style-name="Normal" style:family="paragraph">
      <style:paragraph-properties fo:margin-bottom="0.0736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TableRow131" style:family="table-row">
      <style:table-row-properties style:min-row-height="0.2083in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.0736in" fo:margin-left="0.0027in">
        <style:tab-stops/>
      </style:paragraph-properties>
    </style:style>
    <style:style style:name="T134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135" style:parent-style-name="Normal" style:family="paragraph">
      <style:paragraph-properties fo:margin-bottom="0in"/>
      <style:text-properties style:font-name="Cambria" style:font-name-asian="Cambria" style:font-name-complex="Cambria"/>
    </style:style>
    <style:style style:name="TableColumn137" style:family="table-column">
      <style:table-column-properties style:column-width="1.9736in"/>
    </style:style>
    <style:style style:name="TableColumn138" style:family="table-column">
      <style:table-column-properties style:column-width="1.1576in"/>
    </style:style>
    <style:style style:name="TableColumn139" style:family="table-column">
      <style:table-column-properties style:column-width="0.552in"/>
    </style:style>
    <style:style style:name="TableColumn140" style:family="table-column">
      <style:table-column-properties style:column-width="0.3958in"/>
    </style:style>
    <style:style style:name="TableColumn141" style:family="table-column">
      <style:table-column-properties style:column-width="2.6291in"/>
    </style:style>
    <style:style style:name="Table136" style:family="table">
      <style:table-properties style:width="6.7083in" fo:margin-left="-0.2993in" table:align="left"/>
    </style:style>
    <style:style style:name="TableRow142" style:family="table-row">
      <style:table-row-properties style:min-row-height="0.2083in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margin-left="0.0027in">
        <style:tab-stops/>
      </style:paragraph-properties>
    </style:style>
    <style:style style:name="T145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146" style:parent-style-name="Fuentedepárrafopredeter." style:family="text">
      <style:text-properties style:font-name="Cambria" style:font-name-asian="Cambria" style:font-name-complex="Cambria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margin-left="0.0006in">
        <style:tab-stops/>
      </style:paragraph-properties>
    </style:style>
    <style:style style:name="T149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150" style:parent-style-name="Fuentedepárrafopredeter." style:family="text">
      <style:text-properties style:font-name="Cambria" style:font-name-asian="Cambria" style:font-name-complex="Cambria"/>
    </style:style>
    <style:style style:name="P151" style:parent-style-name="Normal" style:family="paragraph">
      <style:paragraph-properties fo:margin-bottom="0in"/>
    </style:style>
    <style:style style:name="TableRow152" style:family="table-row">
      <style:table-row-properties style:min-row-height="0.2083i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.0111in" fo:margin-left="0.0027in">
        <style:tab-stops/>
      </style:paragraph-properties>
    </style:style>
    <style:style style:name="T155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156" style:parent-style-name="Normal" style:family="paragraph">
      <style:paragraph-properties fo:margin-bottom="0in" fo:margin-left="0.0027in">
        <style:tab-stops/>
      </style:paragraph-properties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.0569in" fo:line-height="115%" fo:margin-left="0.0013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159" style:parent-style-name="Normal" style:family="paragraph">
      <style:paragraph-properties fo:margin-bottom="0.0569in" fo:line-height="115%" fo:margin-left="0.0013in">
        <style:tab-stops/>
      </style:paragraph-properties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.0722in"/>
    </style:style>
    <style:style style:name="T162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163" style:parent-style-name="Normal" style:family="paragraph">
      <style:paragraph-properties fo:margin-bottom="0in"/>
    </style:style>
    <style:style style:name="T164" style:parent-style-name="Fuentedepárrafopredeter." style:family="text">
      <style:text-properties style:font-name="Cambria" style:font-name-asian="Cambria" style:font-name-complex="Cambria"/>
    </style:style>
    <style:style style:name="P165" style:parent-style-name="Normal" style:family="paragraph">
      <style:paragraph-properties fo:margin-bottom="0in"/>
    </style:style>
    <style:style style:name="T166" style:parent-style-name="Fuentedepárrafopredeter." style:family="text">
      <style:text-properties style:font-name="Cambria" style:font-name-asian="Cambria" style:font-name-complex="Cambria"/>
    </style:style>
    <style:style style:name="TableRow167" style:family="table-row">
      <style:table-row-properties style:min-row-height="0.2083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.0145in" fo:margin-left="0.0006in">
        <style:tab-stops/>
      </style:paragraph-properties>
    </style:style>
    <style:style style:name="T170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171" style:parent-style-name="Normal" style:family="paragraph">
      <style:paragraph-properties fo:margin-bottom="0.0145in" fo:margin-left="0.0006in">
        <style:tab-stops/>
      </style:paragraph-properties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.0729in" fo:margin-left="0.0013in">
        <style:tab-stops/>
      </style:paragraph-properties>
    </style:style>
    <style:style style:name="T174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175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style:use-window-font-color="true" style:letter-kerning="false" fo:font-size="12pt" style:font-size-asian="12pt" fo:language="es" fo:country="CO" style:language-asian="es" style:country-asian="CO" style:language-complex="ar" style:country-complex="SA" fo:hyphenate="true"/>
    </style:style>
    <style:style style:name="TableRow176" style:family="table-row">
      <style:table-row-properties style:min-row-height="0.2083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.0854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179" style:parent-style-name="Normal" style:family="paragraph">
      <style:paragraph-properties fo:margin-bottom="0.0854in" fo:margin-left="0.0027in">
        <style:tab-stops/>
      </style:paragraph-properties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.0722in" fo:margin-left="0.0013in">
        <style:tab-stops/>
      </style:paragraph-properties>
    </style:style>
    <style:style style:name="T182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183" style:parent-style-name="Normal" style:family="paragraph">
      <style:paragraph-properties fo:margin-bottom="0in" fo:margin-left="0.0013in">
        <style:tab-stops/>
      </style:paragraph-properties>
    </style:style>
    <style:style style:name="TableRow184" style:family="table-row">
      <style:table-row-properties style:min-row-height="0.2083i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.0729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187" style:parent-style-name="Normal" style:family="paragraph">
      <style:paragraph-properties fo:margin-bottom="0.0729in" fo:margin-left="0.0027in">
        <style:tab-stops/>
      </style:paragraph-properties>
    </style:style>
    <style:style style:name="TableRow188" style:family="table-row">
      <style:table-row-properties style:min-row-height="0.2083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.0736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191" style:parent-style-name="Normal" style:family="paragraph">
      <style:paragraph-properties fo:margin-bottom="0.0736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TableRow192" style:family="table-row">
      <style:table-row-properties style:min-row-height="0.2083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.0736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195" style:parent-style-name="Normal" style:family="paragraph">
      <style:paragraph-properties fo:margin-bottom="0in"/>
      <style:text-properties style:font-name="Cambria" style:font-name-asian="Cambria" style:font-name-complex="Cambria"/>
    </style:style>
    <style:style style:name="P196" style:parent-style-name="Normal" style:family="paragraph">
      <style:paragraph-properties fo:break-before="page"/>
    </style:style>
    <style:style style:name="TableColumn198" style:family="table-column">
      <style:table-column-properties style:column-width="1.9736in"/>
    </style:style>
    <style:style style:name="TableColumn199" style:family="table-column">
      <style:table-column-properties style:column-width="1.1576in"/>
    </style:style>
    <style:style style:name="TableColumn200" style:family="table-column">
      <style:table-column-properties style:column-width="0.552in"/>
    </style:style>
    <style:style style:name="TableColumn201" style:family="table-column">
      <style:table-column-properties style:column-width="0.3958in"/>
    </style:style>
    <style:style style:name="TableColumn202" style:family="table-column">
      <style:table-column-properties style:column-width="2.6291in"/>
    </style:style>
    <style:style style:name="Table197" style:family="table">
      <style:table-properties style:width="6.7083in" fo:margin-left="-0.2993in" table:align="left"/>
    </style:style>
    <style:style style:name="TableRow203" style:family="table-row">
      <style:table-row-properties style:min-row-height="0.2083i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margin-left="0.0027in">
        <style:tab-stops/>
      </style:paragraph-properties>
    </style:style>
    <style:style style:name="T206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207" style:parent-style-name="Fuentedepárrafopredeter." style:family="text">
      <style:text-properties style:font-name="Cambria" style:font-name-asian="Cambria" style:font-name-complex="Cambria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margin-left="0.0006in">
        <style:tab-stops/>
      </style:paragraph-properties>
    </style:style>
    <style:style style:name="T210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211" style:parent-style-name="Fuentedepárrafopredeter." style:family="text">
      <style:text-properties style:font-name="Cambria" style:font-name-asian="Cambria" style:font-name-complex="Cambria"/>
    </style:style>
    <style:style style:name="P212" style:parent-style-name="Normal" style:family="paragraph">
      <style:paragraph-properties fo:margin-bottom="0in"/>
    </style:style>
    <style:style style:name="TableRow213" style:family="table-row">
      <style:table-row-properties style:min-row-height="0.2083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.0111in" fo:margin-left="0.0027in">
        <style:tab-stops/>
      </style:paragraph-properties>
    </style:style>
    <style:style style:name="T216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217" style:parent-style-name="Normal" style:family="paragraph">
      <style:paragraph-properties fo:margin-bottom="0in" fo:margin-left="0.0027in">
        <style:tab-stops/>
      </style:paragraph-properties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.0569in" fo:line-height="115%" fo:margin-left="0.0013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220" style:parent-style-name="Normal" style:family="paragraph">
      <style:paragraph-properties fo:margin-bottom="0.0569in" fo:line-height="115%" fo:margin-left="0.0013in">
        <style:tab-stops/>
      </style:paragraph-properties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.0722in"/>
    </style:style>
    <style:style style:name="T223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224" style:parent-style-name="Normal" style:family="paragraph">
      <style:paragraph-properties fo:margin-bottom="0in"/>
    </style:style>
    <style:style style:name="T225" style:parent-style-name="Fuentedepárrafopredeter." style:family="text">
      <style:text-properties style:font-name="Cambria" style:font-name-asian="Cambria" style:font-name-complex="Cambria"/>
    </style:style>
    <style:style style:name="P226" style:parent-style-name="Normal" style:family="paragraph">
      <style:paragraph-properties fo:margin-bottom="0in"/>
    </style:style>
    <style:style style:name="T227" style:parent-style-name="Fuentedepárrafopredeter." style:family="text">
      <style:text-properties style:font-name="Cambria" style:font-name-asian="Cambria" style:font-name-complex="Cambria"/>
    </style:style>
    <style:style style:name="TableRow228" style:family="table-row">
      <style:table-row-properties style:min-row-height="0.2083in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.0145in" fo:margin-left="0.0006in">
        <style:tab-stops/>
      </style:paragraph-properties>
    </style:style>
    <style:style style:name="T231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232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233" style:parent-style-name="Normal" style:family="paragraph">
      <style:paragraph-properties fo:margin-bottom="0.0145in" fo:margin-left="0.0006in">
        <style:tab-stops/>
      </style:paragraph-properties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.0729in" fo:margin-left="0.0013in">
        <style:tab-stops/>
      </style:paragraph-properties>
    </style:style>
    <style:style style:name="T236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237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style:use-window-font-color="true" style:letter-kerning="false" fo:font-size="12pt" style:font-size-asian="12pt" fo:language="es" fo:country="CO" style:language-asian="es" style:country-asian="CO" style:language-complex="ar" style:country-complex="SA" fo:hyphenate="true"/>
    </style:style>
    <style:style style:name="TableRow238" style:family="table-row">
      <style:table-row-properties style:min-row-height="0.2083in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.0854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241" style:parent-style-name="Normal" style:family="paragraph">
      <style:paragraph-properties fo:margin-bottom="0.0854in" fo:margin-left="0.0027in">
        <style:tab-stops/>
      </style:paragraph-properties>
    </style:style>
    <style:style style:name="P242" style:parent-style-name="Normal" style:family="paragraph">
      <style:paragraph-properties fo:margin-bottom="0.0854in" fo:margin-left="0.0027in">
        <style:tab-stops/>
      </style:paragraph-properties>
    </style:style>
    <style:style style:name="P243" style:parent-style-name="Normal" style:family="paragraph">
      <style:paragraph-properties fo:margin-bottom="0.0854in" fo:margin-left="0.0027in">
        <style:tab-stops/>
      </style:paragraph-properties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.0722in" fo:margin-left="0.0013in">
        <style:tab-stops/>
      </style:paragraph-properties>
    </style:style>
    <style:style style:name="T246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247" style:parent-style-name="Normal" style:family="paragraph">
      <style:paragraph-properties fo:margin-bottom="0in" fo:margin-left="0.0013in">
        <style:tab-stops/>
      </style:paragraph-properties>
    </style:style>
    <style:style style:name="TableRow248" style:family="table-row">
      <style:table-row-properties style:min-row-height="0.2083in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.0729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251" style:parent-style-name="Normal" style:family="paragraph">
      <style:paragraph-properties fo:margin-bottom="0.0729in" fo:margin-left="0.0027in">
        <style:tab-stops/>
      </style:paragraph-properties>
    </style:style>
    <style:style style:name="TableRow252" style:family="table-row">
      <style:table-row-properties style:min-row-height="0.2083in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.0736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255" style:parent-style-name="Normal" style:family="paragraph">
      <style:paragraph-properties fo:margin-bottom="0.0736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TableRow256" style:family="table-row">
      <style:table-row-properties style:min-row-height="0.2083in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.0736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259" style:parent-style-name="NormalWeb" style:family="paragraph">
      <style:text-properties style:font-name="Cambria" style:font-name-asian="Cambria" style:font-name-complex="Cambria"/>
    </style:style>
    <style:style style:name="P260" style:parent-style-name="Normal" style:family="paragraph">
      <style:paragraph-properties fo:break-before="page"/>
    </style:style>
    <style:style style:name="TableColumn262" style:family="table-column">
      <style:table-column-properties style:column-width="1.9736in"/>
    </style:style>
    <style:style style:name="TableColumn263" style:family="table-column">
      <style:table-column-properties style:column-width="1.1576in"/>
    </style:style>
    <style:style style:name="TableColumn264" style:family="table-column">
      <style:table-column-properties style:column-width="0.552in"/>
    </style:style>
    <style:style style:name="TableColumn265" style:family="table-column">
      <style:table-column-properties style:column-width="0.3958in"/>
    </style:style>
    <style:style style:name="TableColumn266" style:family="table-column">
      <style:table-column-properties style:column-width="2.6291in"/>
    </style:style>
    <style:style style:name="Table261" style:family="table">
      <style:table-properties style:width="6.7083in" fo:margin-left="-0.2993in" table:align="left"/>
    </style:style>
    <style:style style:name="TableRow267" style:family="table-row">
      <style:table-row-properties style:min-row-height="0.2083in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margin-left="0.0027in">
        <style:tab-stops/>
      </style:paragraph-properties>
    </style:style>
    <style:style style:name="T270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271" style:parent-style-name="Fuentedepárrafopredeter." style:family="text">
      <style:text-properties style:font-name="Cambria" style:font-name-asian="Cambria" style:font-name-complex="Cambria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margin-left="0.0006in">
        <style:tab-stops/>
      </style:paragraph-properties>
    </style:style>
    <style:style style:name="T274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275" style:parent-style-name="Fuentedepárrafopredeter." style:family="text">
      <style:text-properties style:font-name="Cambria" style:font-name-asian="Cambria" style:font-name-complex="Cambria"/>
    </style:style>
    <style:style style:name="P276" style:parent-style-name="Normal" style:family="paragraph">
      <style:paragraph-properties fo:margin-bottom="0in"/>
    </style:style>
    <style:style style:name="TableRow277" style:family="table-row">
      <style:table-row-properties style:min-row-height="0.2083in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.0111in" fo:margin-left="0.0027in">
        <style:tab-stops/>
      </style:paragraph-properties>
    </style:style>
    <style:style style:name="T280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281" style:parent-style-name="Normal" style:family="paragraph">
      <style:paragraph-properties fo:margin-bottom="0in" fo:margin-left="0.0027in">
        <style:tab-stops/>
      </style:paragraph-properties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.0569in" fo:line-height="115%" fo:margin-left="0.0013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284" style:parent-style-name="Normal" style:family="paragraph">
      <style:paragraph-properties fo:margin-bottom="0.0569in" fo:line-height="115%" fo:margin-left="0.0013in">
        <style:tab-stops/>
      </style:paragraph-properties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.0722in"/>
    </style:style>
    <style:style style:name="T287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288" style:parent-style-name="Normal" style:family="paragraph">
      <style:paragraph-properties fo:margin-bottom="0in"/>
    </style:style>
    <style:style style:name="T289" style:parent-style-name="Fuentedepárrafopredeter." style:family="text">
      <style:text-properties style:font-name="Cambria" style:font-name-asian="Cambria" style:font-name-complex="Cambria"/>
    </style:style>
    <style:style style:name="P290" style:parent-style-name="Normal" style:family="paragraph">
      <style:paragraph-properties fo:margin-bottom="0in"/>
    </style:style>
    <style:style style:name="T291" style:parent-style-name="Fuentedepárrafopredeter." style:family="text">
      <style:text-properties style:font-name="Cambria" style:font-name-asian="Cambria" style:font-name-complex="Cambria"/>
    </style:style>
    <style:style style:name="TableRow292" style:family="table-row">
      <style:table-row-properties style:min-row-height="0.2083in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.0145in" fo:margin-left="0.0006in">
        <style:tab-stops/>
      </style:paragraph-properties>
    </style:style>
    <style:style style:name="T295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296" style:parent-style-name="Normal" style:family="paragraph">
      <style:paragraph-properties fo:margin-bottom="0.0145in" fo:margin-left="0.0006in">
        <style:tab-stops/>
      </style:paragraph-properties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.0729in" fo:margin-left="0.0013in">
        <style:tab-stops/>
      </style:paragraph-properties>
    </style:style>
    <style:style style:name="T299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300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301" style:parent-style-name="Normal" style:family="paragraph">
      <style:paragraph-properties fo:margin-bottom="0in" fo:margin-left="0.0013in">
        <style:tab-stops/>
      </style:paragraph-properties>
    </style:style>
    <style:style style:name="TableRow302" style:family="table-row">
      <style:table-row-properties style:min-row-height="0.2083in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.0854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305" style:parent-style-name="Normal" style:family="paragraph">
      <style:paragraph-properties fo:margin-bottom="0.0854in" fo:margin-left="0.0027in">
        <style:tab-stops/>
      </style:paragraph-properties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.0722in" fo:margin-left="0.0013in">
        <style:tab-stops/>
      </style:paragraph-properties>
    </style:style>
    <style:style style:name="T308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309" style:parent-style-name="Normal" style:family="paragraph">
      <style:paragraph-properties fo:margin-bottom="0in" fo:margin-left="0.0013in">
        <style:tab-stops/>
      </style:paragraph-properties>
    </style:style>
    <style:style style:name="TableRow310" style:family="table-row">
      <style:table-row-properties style:min-row-height="0.2083in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.0729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313" style:parent-style-name="Normal" style:family="paragraph">
      <style:paragraph-properties fo:margin-bottom="0.0729in" fo:margin-left="0.0027in">
        <style:tab-stops/>
      </style:paragraph-properties>
    </style:style>
    <style:style style:name="TableRow314" style:family="table-row">
      <style:table-row-properties style:min-row-height="0.2083i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.0736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317" style:parent-style-name="Normal" style:family="paragraph">
      <style:paragraph-properties fo:margin-bottom="0.0736in" fo:margin-left="0.0027in">
        <style:tab-stops/>
      </style:paragraph-properties>
    </style:style>
    <style:style style:name="TableRow318" style:family="table-row">
      <style:table-row-properties style:min-row-height="0.2083in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.0736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  <style:style style:name="P321" style:parent-style-name="Normal" style:family="paragraph">
      <style:paragraph-properties fo:margin-bottom="0.0736in" fo:margin-left="0.0027in">
        <style:tab-stops/>
      </style:paragraph-properties>
      <style:text-properties style:font-name="Cambria" style:font-name-asian="Cambria" style:font-name-complex="Cambria" fo:font-weight="bold" style:font-weight-asian="bold" style:font-weight-complex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3">
            <text:p text:style-name="P9"><text:span text:style-name="T10">Identificador:<text:s/></text:span><text:span text:style-name="T11">RF1</text:span></text:p>
          </table:table-cell>
          <table:covered-table-cell/>
          <table:covered-table-cell/>
          <table:table-cell table:style-name="TableCell12" table:number-columns-spanned="2">
            <text:p text:style-name="P13"><text:span text:style-name="T14">Nombre:</text:span><text:span text:style-name="T15"><text:s text:c="2"/></text:span></text:p>
            <text:p text:style-name="P16">Registro de usuario</text:p>
          </table:table-cell>
          <table:covered-table-cell/>
        </table:table-row>
        <table:table-row table:style-name="TableRow17">
          <table:table-cell table:style-name="TableCell18">
            <text:p text:style-name="P19"><text:span text:style-name="T20">Tipo: <text:s/></text:span><text:span text:style-name="T21"><text:tab/></text:span>Funcional</text:p>
            <text:p text:style-name="P22"/>
            <text:p text:style-name="P23"/>
          </table:table-cell>
          <table:table-cell table:style-name="TableCell24" table:number-columns-spanned="3">
            <text:p text:style-name="P25"><text:span text:style-name="T26">Requerimiento que lo utiliza o especializa:<text:s/></text:span></text:p>
            <text:p text:style-name="P27"><text:span text:style-name="T28"><text:s/></text:span>Seguridad</text:p>
            <text:p text:style-name="P29"/>
          </table:table-cell>
          <table:covered-table-cell/>
          <table:covered-table-cell/>
          <table:table-cell table:style-name="TableCell30">
            <text:p text:style-name="P31"><text:span text:style-name="T32">¿Crítico? <text:s/></text:span></text:p>
            <text:p text:style-name="P33">Sí</text:p>
          </table:table-cell>
        </table:table-row>
        <table:table-row table:style-name="TableRow34">
          <table:table-cell table:style-name="TableCell35">
            <text:p text:style-name="P36"><text:span text:style-name="T37">Prioridad de desarrollo:<text:s/></text:span></text:p>
            <text:p text:style-name="P38">Alta</text:p>
          </table:table-cell>
          <table:table-cell table:style-name="TableCell39" table:number-columns-spanned="4">
            <text:p text:style-name="P40"><text:span text:style-name="T41">Documentos</text:span><text:span text:style-name="T42"><text:s/>de visualización asociados:<text:s/></text:span>Pantalla de registro</text:p>
            <text:p text:style-name="P43"/>
          </table:table-cell>
          <table:covered-table-cell/>
          <table:covered-table-cell/>
          <table:covered-table-cell/>
        </table:table-row>
        <table:table-row table:style-name="TableRow44">
          <table:table-cell table:style-name="TableCell45" table:number-columns-spanned="2">
            <text:p text:style-name="P46"><text:span text:style-name="T47">Entrada: <text:s/></text:span><text:span text:style-name="T48"><text:tab/></text:span>Correo electrónico, contraseña</text:p>
            <text:p text:style-name="P49"/>
          </table:table-cell>
          <table:covered-table-cell/>
          <table:table-cell table:style-name="TableCell50" table:number-columns-spanned="3">
            <text:p text:style-name="P51"><text:span text:style-name="T52">Salida: <text:s/></text:span></text:p>
            <text:p text:style-name="P53">Usuario registrado, mensaje de confirmación</text:p>
          </table:table-cell>
          <table:covered-table-cell/>
          <table:covered-table-cell/>
        </table:table-row>
        <table:table-row table:style-name="TableRow54">
          <table:table-cell table:style-name="TableCell55" table:number-columns-spanned="5">
            <text:p text:style-name="P56"><text:span text:style-name="T57">Descripción: <text:s/></text:span>Permite a nuevos usuarios registrarse proporcionando su correo electrónico y contraseña para<text:s/>acceder al sistema.</text:p>
            <text:p text:style-name="P58"/>
          </table:table-cell>
          <table:covered-table-cell/>
          <table:covered-table-cell/>
          <table:covered-table-cell/>
          <table:covered-table-cell/>
        </table:table-row>
        <table:table-row table:style-name="TableRow59">
          <table:table-cell table:style-name="TableCell60" table:number-columns-spanned="5">
            <text:p text:style-name="P61">Manejo de situaciones anormales:<text:s/><text:tab/></text:p>
            <text:p text:style-name="P62">1.El correo ya está registrado</text:p>
            <text:p text:style-name="P63">2.La contraseña no cumple requisitos mínimos</text:p>
            <text:p text:style-name="P64"/>
            <text:p text:style-name="P65"/>
          </table:table-cell>
          <table:covered-table-cell/>
          <table:covered-table-cell/>
          <table:covered-table-cell/>
          <table:covered-table-cell/>
        </table:table-row>
        <table:table-row table:style-name="TableRow66">
          <table:table-cell table:style-name="TableCell67" table:number-columns-spanned="5">
            <text:p text:style-name="P68">Criterios:<text:s/></text:p>
            <text:p text:style-name="NormalWeb"> <text:s/>El correo debe ser único y válido</text:p>
            <text:p text:style-name="NormalWeb"> <text:s/>La contraseña debe tener al menos 8 caracteres máximo 12<text:s/>(mayúsculas ,minúsculas, números ).</text:p>
            <text:p text:style-name="P69"/>
            <text:p text:style-name="P70"/>
          </table:table-cell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71">
        <table:table-columns>
          <table:table-column table:style-name="TableColumn72"/>
          <table:table-column table:style-name="TableColumn73"/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 table:number-columns-spanned="3">
            <text:p text:style-name="P79"><text:span text:style-name="T80">Identificador:<text:s/></text:span><text:span text:style-name="T81">RF2</text:span></text:p>
          </table:table-cell>
          <table:covered-table-cell/>
          <table:covered-table-cell/>
          <table:table-cell table:style-name="TableCell82" table:number-columns-spanned="2">
            <text:p text:style-name="P83"><text:span text:style-name="T84">Nombre:</text:span><text:span text:style-name="T85"><text:s text:c="2"/></text:span></text:p>
            <text:p text:style-name="P86">Inicio de sesión</text:p>
          </table:table-cell>
          <table:covered-table-cell/>
        </table:table-row>
        <table:table-row table:style-name="TableRow87">
          <table:table-cell table:style-name="TableCell88">
            <text:p text:style-name="P89"><text:span text:style-name="T90">Tipo: <text:s/></text:span></text:p>
            <text:p text:style-name="P91">Funcional</text:p>
          </table:table-cell>
          <table:table-cell table:style-name="TableCell92" table:number-columns-spanned="3">
            <text:p text:style-name="P93"><text:span text:style-name="T94">Requerimiento que lo utiliza o especializa:<text:s/></text:span></text:p>
            <text:p text:style-name="P95"><text:span text:style-name="T96"><text:s/></text:span>Seguridad</text:p>
            <text:p text:style-name="P97"/>
          </table:table-cell>
          <table:covered-table-cell/>
          <table:covered-table-cell/>
          <table:table-cell table:style-name="TableCell98">
            <text:p text:style-name="P99"><text:span text:style-name="T100">¿Crítico? <text:s/></text:span></text:p>
            <text:p text:style-name="P101"><text:span text:style-name="T102">Si.<text:s/></text:span></text:p>
            <text:p text:style-name="P103"><text:span text:style-name="T104"><text:s/></text:span></text:p>
          </table:table-cell>
        </table:table-row>
        <table:table-row table:style-name="TableRow105">
          <table:table-cell table:style-name="TableCell106">
            <text:p text:style-name="P107"><text:span text:style-name="T108">Prioridad de desarrollo:<text:s/></text:span></text:p>
            <text:p text:style-name="P109">Alta<text:s/></text:p>
          </table:table-cell>
          <table:table-cell table:style-name="TableCell110" table:number-columns-spanned="4">
            <text:p text:style-name="P111"><text:span text:style-name="T112">Documentos de visualización<text:s/></text:span><text:span text:style-name="T113">asociados: <text:s text:c="2"/></text:span>Pantalla de login</text:p>
            <text:p text:style-name="P114"/>
          </table:table-cell>
          <table:covered-table-cell/>
          <table:covered-table-cell/>
          <table:covered-table-cell/>
        </table:table-row>
        <table:table-row table:style-name="TableRow115">
          <table:table-cell table:style-name="TableCell116" table:number-columns-spanned="2">
            <text:p text:style-name="P117">Entrada: <text:s/></text:p>
            <text:p text:style-name="P118">Correo electrónico, contraseña</text:p>
          </table:table-cell>
          <table:covered-table-cell/>
          <table:table-cell table:style-name="TableCell119" table:number-columns-spanned="3">
            <text:p text:style-name="P120"><text:span text:style-name="T121">Salida: <text:s/></text:span></text:p>
            <text:p text:style-name="P122">Acceso concedido o mensaje de error</text:p>
          </table:table-cell>
          <table:covered-table-cell/>
          <table:covered-table-cell/>
        </table:table-row>
        <table:table-row table:style-name="TableRow123">
          <table:table-cell table:style-name="TableCell124" table:number-columns-spanned="5">
            <text:p text:style-name="P125">Descripción: <text:s/></text:p>
            <text:p text:style-name="P126">Permite a los usuarios registrados acceder al sistema utilizando sus credenciales.</text:p>
          </table:table-cell>
          <table:covered-table-cell/>
          <table:covered-table-cell/>
          <table:covered-table-cell/>
          <table:covered-table-cell/>
        </table:table-row>
        <table:table-row table:style-name="TableRow127">
          <table:table-cell table:style-name="TableCell128" table:number-columns-spanned="5">
            <text:p text:style-name="P129">Manejo de situaciones anormales:<text:s/></text:p>
            <text:p text:style-name="NormalWeb"><text:s text:c="2"/>Usuario no registrado</text:p>
            <text:p text:style-name="NormalWeb"> <text:s/>Contraseña incorrecta</text:p>
            <text:p text:style-name="NormalWeb"> <text:s/>Cuenta bloqueada por intentos fallidos</text:p>
            <text:p text:style-name="P130"/>
          </table:table-cell>
          <table:covered-table-cell/>
          <table:covered-table-cell/>
          <table:covered-table-cell/>
          <table:covered-table-cell/>
        </table:table-row>
        <table:table-row table:style-name="TableRow131">
          <table:table-cell table:style-name="TableCell132" table:number-columns-spanned="5">
            <text:p text:style-name="P133"><text:span text:style-name="T134">Criterios:<text:s/></text:span></text:p>
            <text:p text:style-name="NormalWeb"> <text:s/>Verificación correcta de credenciales</text:p>
            <text:p text:style-name="NormalWeb"> <text:s/>Acceso restringido en caso de error</text:p>
            <text:p text:style-name="P135"/>
          </table:table-cell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136">
        <table:table-columns>
          <table:table-column table:style-name="TableColumn137"/>
          <table:table-column table:style-name="TableColumn138"/>
          <table:table-column table:style-name="TableColumn139"/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 table:number-columns-spanned="3">
            <text:p text:style-name="P144"><text:span text:style-name="T145">Identificador:<text:s/></text:span><text:span text:style-name="T146">RF3</text:span></text:p>
          </table:table-cell>
          <table:covered-table-cell/>
          <table:covered-table-cell/>
          <table:table-cell table:style-name="TableCell147" table:number-columns-spanned="2">
            <text:p text:style-name="P148"><text:span text:style-name="T149">Nombre:</text:span><text:span text:style-name="T150"><text:s text:c="2"/></text:span></text:p>
            <text:p text:style-name="P151">Gestión de perfil</text:p>
          </table:table-cell>
          <table:covered-table-cell/>
        </table:table-row>
        <table:table-row table:style-name="TableRow152">
          <table:table-cell table:style-name="TableCell153">
            <text:p text:style-name="P154"><text:span text:style-name="T155">Tipo: <text:s/></text:span></text:p>
            <text:p text:style-name="P156">Funcional</text:p>
          </table:table-cell>
          <table:table-cell table:style-name="TableCell157" table:number-columns-spanned="3">
            <text:p text:style-name="P158">Requerimiento que lo utiliza o especializa:<text:s/></text:p>
            <text:p text:style-name="P159">Interfaz de usuario<text:s/></text:p>
          </table:table-cell>
          <table:covered-table-cell/>
          <table:covered-table-cell/>
          <table:table-cell table:style-name="TableCell160">
            <text:p text:style-name="P161"><text:span text:style-name="T162">¿Crítico? <text:s/></text:span></text:p>
            <text:p text:style-name="P163"><text:span text:style-name="T164">NO.<text:s/></text:span></text:p>
            <text:p text:style-name="P165"><text:span text:style-name="T166"><text:s/></text:span></text:p>
          </table:table-cell>
        </table:table-row>
        <table:table-row table:style-name="TableRow167">
          <table:table-cell table:style-name="TableCell168">
            <text:p text:style-name="P169"><text:span text:style-name="T170">Prioridad de desarrollo:<text:s/></text:span></text:p>
            <text:p text:style-name="P171">Media<text:s/></text:p>
          </table:table-cell>
          <table:table-cell table:style-name="TableCell172" table:number-columns-spanned="4">
            <text:p text:style-name="P173"><text:span text:style-name="T174">Documentos de visualización asociados:<text:s/></text:span></text:p>
            <text:p text:style-name="P175"><text:s text:c="2"/>Pantalla de edición de perfil</text:p>
          </table:table-cell>
          <table:covered-table-cell/>
          <table:covered-table-cell/>
          <table:covered-table-cell/>
        </table:table-row>
        <table:table-row table:style-name="TableRow176">
          <table:table-cell table:style-name="TableCell177" table:number-columns-spanned="2">
            <text:p text:style-name="P178">Entrada: <text:s/></text:p>
            <text:p text:style-name="P179">Verificación y validación de contraseña<text:s/>,Nuevos datos personales (nombre, correo )</text:p>
          </table:table-cell>
          <table:covered-table-cell/>
          <table:table-cell table:style-name="TableCell180" table:number-columns-spanned="3">
            <text:p text:style-name="P181"><text:span text:style-name="T182">Salida: <text:s/></text:span></text:p>
            <text:p text:style-name="P183">Perfil actualizado</text:p>
          </table:table-cell>
          <table:covered-table-cell/>
          <table:covered-table-cell/>
        </table:table-row>
        <table:table-row table:style-name="TableRow184">
          <table:table-cell table:style-name="TableCell185" table:number-columns-spanned="5">
            <text:p text:style-name="P186">Descripción:<text:s/></text:p>
            <text:p text:style-name="P187">Permite a los usuarios actualizar su información personal.</text:p>
          </table:table-cell>
          <table:covered-table-cell/>
          <table:covered-table-cell/>
          <table:covered-table-cell/>
          <table:covered-table-cell/>
        </table:table-row>
        <table:table-row table:style-name="TableRow188">
          <table:table-cell table:style-name="TableCell189" table:number-columns-spanned="5">
            <text:p text:style-name="P190">Manejo de situaciones anormales:<text:s/></text:p>
            <text:p text:style-name="NormalWeb"> <text:s/>Formato de correo inválido</text:p>
            <text:p text:style-name="NormalWeb"> <text:s/>Contraseña no válida</text:p>
            <text:p text:style-name="P191"/>
          </table:table-cell>
          <table:covered-table-cell/>
          <table:covered-table-cell/>
          <table:covered-table-cell/>
          <table:covered-table-cell/>
        </table:table-row>
        <table:table-row table:style-name="TableRow192">
          <table:table-cell table:style-name="TableCell193" table:number-columns-spanned="5">
            <text:p text:style-name="P194">Criterios:<text:s/></text:p>
            <text:p text:style-name="NormalWeb"> <text:s/>Validación de la contraseña<text:s/></text:p>
            <text:p text:style-name="NormalWeb"> <text:s/>Validación de los nuevos datos</text:p>
            <text:p text:style-name="NormalWeb"> <text:s/>Confirmación de actualización</text:p>
            <text:p text:style-name="P195"/>
          </table:table-cell>
          <table:covered-table-cell/>
          <table:covered-table-cell/>
          <table:covered-table-cell/>
          <table:covered-table-cell/>
        </table:table-row>
      </table:table>
      <text:p text:style-name="P196"/>
      <table:table table:style-name="Table197">
        <table:table-columns>
          <table:table-column table:style-name="TableColumn198"/>
          <table:table-column table:style-name="TableColumn199"/>
          <table:table-column table:style-name="TableColumn200"/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 table:number-columns-spanned="3">
            <text:p text:style-name="P205"><text:span text:style-name="T206">Identificador:<text:s/></text:span><text:span text:style-name="T207">RF4</text:span></text:p>
          </table:table-cell>
          <table:covered-table-cell/>
          <table:covered-table-cell/>
          <table:table-cell table:style-name="TableCell208" table:number-columns-spanned="2">
            <text:p text:style-name="P209"><text:span text:style-name="T210">Nombre:</text:span><text:span text:style-name="T211"><text:s text:c="2"/></text:span></text:p>
            <text:p text:style-name="P212">Cambiar contraseña<text:s/></text:p>
          </table:table-cell>
          <table:covered-table-cell/>
        </table:table-row>
        <table:table-row table:style-name="TableRow213">
          <table:table-cell table:style-name="TableCell214">
            <text:p text:style-name="P215"><text:span text:style-name="T216">Tipo: <text:s/></text:span></text:p>
            <text:p text:style-name="P217">Funcional</text:p>
          </table:table-cell>
          <table:table-cell table:style-name="TableCell218" table:number-columns-spanned="3">
            <text:p text:style-name="P219">Requerimiento que lo utiliza o especializa:<text:s/></text:p>
            <text:p text:style-name="P220">Seguridad<text:s/></text:p>
          </table:table-cell>
          <table:covered-table-cell/>
          <table:covered-table-cell/>
          <table:table-cell table:style-name="TableCell221">
            <text:p text:style-name="P222"><text:span text:style-name="T223">¿Crítico? <text:s/></text:span></text:p>
            <text:p text:style-name="P224"><text:span text:style-name="T225">NO.<text:s/></text:span></text:p>
            <text:p text:style-name="P226"><text:span text:style-name="T227"><text:s/></text:span></text:p>
          </table:table-cell>
        </table:table-row>
        <table:table-row table:style-name="TableRow228">
          <table:table-cell table:style-name="TableCell229">
            <text:p text:style-name="P230"><text:span text:style-name="T231">Prioridad de<text:s/></text:span><text:span text:style-name="T232">desarrollo:<text:s/></text:span></text:p>
            <text:p text:style-name="P233">Media<text:s/></text:p>
          </table:table-cell>
          <table:table-cell table:style-name="TableCell234" table:number-columns-spanned="4">
            <text:p text:style-name="P235"><text:span text:style-name="T236">Documentos de visualización asociados:<text:s/></text:span></text:p>
            <text:p text:style-name="P237"><text:s text:c="2"/>Login de actualización de contraseña<text:s/></text:p>
          </table:table-cell>
          <table:covered-table-cell/>
          <table:covered-table-cell/>
          <table:covered-table-cell/>
        </table:table-row>
        <table:table-row table:style-name="TableRow238">
          <table:table-cell table:style-name="TableCell239" table:number-columns-spanned="2">
            <text:p text:style-name="P240">Entrada: <text:s/></text:p>
            <text:p text:style-name="P241">Contraseña actual,</text:p>
            <text:p text:style-name="P242">Contraseña nueva,</text:p>
            <text:p text:style-name="P243">Confirmación de contraseña nueva<text:s/></text:p>
          </table:table-cell>
          <table:covered-table-cell/>
          <table:table-cell table:style-name="TableCell244" table:number-columns-spanned="3">
            <text:p text:style-name="P245"><text:span text:style-name="T246">Salida: <text:s/></text:span></text:p>
            <text:p text:style-name="P247">Contraseña actualizada<text:s/></text:p>
          </table:table-cell>
          <table:covered-table-cell/>
          <table:covered-table-cell/>
        </table:table-row>
        <table:table-row table:style-name="TableRow248">
          <table:table-cell table:style-name="TableCell249" table:number-columns-spanned="5">
            <text:p text:style-name="P250">Descripción:<text:s/></text:p>
            <text:p text:style-name="P251">Permite crear una nueva<text:s/>contraseña, actualizándola.</text:p>
          </table:table-cell>
          <table:covered-table-cell/>
          <table:covered-table-cell/>
          <table:covered-table-cell/>
          <table:covered-table-cell/>
        </table:table-row>
        <table:table-row table:style-name="TableRow252">
          <table:table-cell table:style-name="TableCell253" table:number-columns-spanned="5">
            <text:p text:style-name="P254">Manejo de situaciones anormales:<text:s/></text:p>
            <text:p text:style-name="NormalWeb"> que no cumpla con los requisitos para crear una contraseña (tener al menos 8 caracteres máximo 12 (mayúsculas, minúsculas, números).</text:p>
            <text:p text:style-name="P255"/>
          </table:table-cell>
          <table:covered-table-cell/>
          <table:covered-table-cell/>
          <table:covered-table-cell/>
          <table:covered-table-cell/>
        </table:table-row>
        <table:table-row table:style-name="TableRow256">
          <table:table-cell table:style-name="TableCell257" table:number-columns-spanned="5">
            <text:p text:style-name="P258">Criterios:<text:s/></text:p>
            <text:p text:style-name="NormalWeb"> Validación de la contraseña<text:s/></text:p>
            <text:p text:style-name="NormalWeb"><text:s/>actualización de la contraseña<text:s/></text:p>
            <text:p text:style-name="P259"/>
          </table:table-cell>
          <table:covered-table-cell/>
          <table:covered-table-cell/>
          <table:covered-table-cell/>
          <table:covered-table-cell/>
        </table:table-row>
      </table:table>
      <text:p text:style-name="P260"/>
      <text:p text:style-name="Normal"/>
      <table:table table:style-name="Table261">
        <table:table-columns>
          <table:table-column table:style-name="TableColumn262"/>
          <table:table-column table:style-name="TableColumn263"/>
          <table:table-column table:style-name="TableColumn264"/>
          <table:table-column table:style-name="TableColumn265"/>
          <table:table-column table:style-name="TableColumn266"/>
        </table:table-columns>
        <table:table-row table:style-name="TableRow267">
          <table:table-cell table:style-name="TableCell268" table:number-columns-spanned="3">
            <text:p text:style-name="P269"><text:span text:style-name="T270">Identificador:<text:s/></text:span><text:span text:style-name="T271">RF5</text:span></text:p>
          </table:table-cell>
          <table:covered-table-cell/>
          <table:covered-table-cell/>
          <table:table-cell table:style-name="TableCell272" table:number-columns-spanned="2">
            <text:p text:style-name="P273"><text:span text:style-name="T274">Nombre:</text:span><text:span text:style-name="T275"><text:s text:c="2"/></text:span></text:p>
            <text:p text:style-name="P276">Visualización del historial de cambios</text:p>
          </table:table-cell>
          <table:covered-table-cell/>
        </table:table-row>
        <table:table-row table:style-name="TableRow277">
          <table:table-cell table:style-name="TableCell278">
            <text:p text:style-name="P279"><text:span text:style-name="T280">Tipo: <text:s/></text:span></text:p>
            <text:p text:style-name="P281">Funcional</text:p>
          </table:table-cell>
          <table:table-cell table:style-name="TableCell282" table:number-columns-spanned="3">
            <text:p text:style-name="P283">Requerimiento que lo utiliza o especializa:<text:s/></text:p>
            <text:p text:style-name="P284">Seguridad</text:p>
          </table:table-cell>
          <table:covered-table-cell/>
          <table:covered-table-cell/>
          <table:table-cell table:style-name="TableCell285">
            <text:p text:style-name="P286"><text:span text:style-name="T287">¿Crítico? <text:s/></text:span></text:p>
            <text:p text:style-name="P288"><text:span text:style-name="T289">NO.<text:s/></text:span></text:p>
            <text:p text:style-name="P290"><text:span text:style-name="T291"><text:s/></text:span></text:p>
          </table:table-cell>
        </table:table-row>
        <table:table-row table:style-name="TableRow292">
          <table:table-cell table:style-name="TableCell293">
            <text:p text:style-name="P294"><text:span text:style-name="T295">Prioridad de desarrollo:<text:s/></text:span></text:p>
            <text:p text:style-name="P296">baja<text:s/></text:p>
          </table:table-cell>
          <table:table-cell table:style-name="TableCell297" table:number-columns-spanned="4">
            <text:p text:style-name="P298"><text:span text:style-name="T299">Documentos de<text:s/></text:span><text:span text:style-name="T300">visualización asociados:<text:s/></text:span>Panel de historial</text:p>
            <text:p text:style-name="P301"/>
          </table:table-cell>
          <table:covered-table-cell/>
          <table:covered-table-cell/>
          <table:covered-table-cell/>
        </table:table-row>
        <table:table-row table:style-name="TableRow302">
          <table:table-cell table:style-name="TableCell303" table:number-columns-spanned="2">
            <text:p text:style-name="P304">Entrada: <text:s/></text:p>
            <text:p text:style-name="P305">Solicitud del historial del usuario</text:p>
          </table:table-cell>
          <table:covered-table-cell/>
          <table:table-cell table:style-name="TableCell306" table:number-columns-spanned="3">
            <text:p text:style-name="P307"><text:span text:style-name="T308">Salida: <text:s/></text:span></text:p>
            <text:p text:style-name="P309">Lista de eventos/cambios realizados</text:p>
          </table:table-cell>
          <table:covered-table-cell/>
          <table:covered-table-cell/>
        </table:table-row>
        <table:table-row table:style-name="TableRow310">
          <table:table-cell table:style-name="TableCell311" table:number-columns-spanned="5">
            <text:p text:style-name="P312">Descripción:<text:s/></text:p>
            <text:p text:style-name="P313">Permite al usuario ver los cambios realizados en su cuenta.</text:p>
          </table:table-cell>
          <table:covered-table-cell/>
          <table:covered-table-cell/>
          <table:covered-table-cell/>
          <table:covered-table-cell/>
        </table:table-row>
        <table:table-row table:style-name="TableRow314">
          <table:table-cell table:style-name="TableCell315" table:number-columns-spanned="5">
            <text:p text:style-name="P316">Manejo de situaciones anormales:<text:s/></text:p>
            <text:p text:style-name="P317">Historial vacío o inaccesible</text:p>
          </table:table-cell>
          <table:covered-table-cell/>
          <table:covered-table-cell/>
          <table:covered-table-cell/>
          <table:covered-table-cell/>
        </table:table-row>
        <table:table-row table:style-name="TableRow318">
          <table:table-cell table:style-name="TableCell319" table:number-columns-spanned="5">
            <text:p text:style-name="P320">Criterios:</text:p>
            <text:p text:style-name="NormalWeb"> Debe mostrarse en orden cronológico</text:p>
            <text:p text:style-name="NormalWeb"> Debe incluir fecha, hora y tipo de cambio</text:p>
            <text:p text:style-name="P321"/>
          </table:table-cell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>Enlace del tablero caso 1 :<text:s/><text:a xlink:href="https://trello.com/b/536OjaTB/requerimientos-caso-1" office:target-frame-name="_top" xlink:show="replace"><text:span text:style-name="Hipervínculo">requerimientos caso 1 | Trello</text:span></text:a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CO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25in" fo:margin-bottom="0.0555in" fo:line-height="102%"/>
      <style:text-properties style:font-name="Calibri Light" style:font-name-asian="Yu Gothic Light" style:font-name-complex="Times New Roman" fo:color="#2F5496" fo:font-size="20pt" style:font-size-asian="20pt" style:font-size-complex="20pt" fo:language="es" fo:country="CO" style:language-asian="en" style:country-asian="US" style:language-complex="ar" style:country-complex="SA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style:vertical-align="auto" fo:margin-top="0.1111in" fo:margin-bottom="0.0555in" fo:line-height="102%"/>
      <style:text-properties style:font-name="Calibri Light" style:font-name-asian="Yu Gothic Light" style:font-name-complex="Times New Roman" fo:color="#2F5496" fo:font-size="16pt" style:font-size-asian="16pt" style:font-size-complex="16pt" fo:language="es" fo:country="CO" style:language-asian="en" style:country-asian="US" style:language-complex="ar" style:country-complex="SA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style:vertical-align="auto" fo:margin-top="0.1111in" fo:margin-bottom="0.0555in" fo:line-height="102%"/>
      <style:text-properties style:font-name-asian="Yu Gothic Light" style:font-name-complex="Times New Roman" fo:color="#2F5496" fo:font-size="14pt" style:font-size-asian="14pt" style:font-size-complex="14pt" fo:language="es" fo:country="CO" style:language-asian="en" style:country-asian="US" style:language-complex="ar" style:country-complex="SA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style:vertical-align="auto" fo:margin-top="0.0555in" fo:margin-bottom="0.0277in" fo:line-height="102%"/>
      <style:text-properties style:font-name-asian="Yu Gothic Light" style:font-name-complex="Times New Roman" fo:font-style="italic" style:font-style-asian="italic" style:font-style-complex="italic" fo:color="#2F5496" style:font-size-complex="11pt" fo:language="es" fo:country="CO" style:language-asian="en" style:country-asian="US" style:language-complex="ar" style:country-complex="SA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style:vertical-align="auto" fo:margin-top="0.0555in" fo:margin-bottom="0.0277in" fo:line-height="102%"/>
      <style:text-properties style:font-name-asian="Yu Gothic Light" style:font-name-complex="Times New Roman" fo:color="#2F5496" style:font-size-complex="11pt" fo:language="es" fo:country="CO" style:language-asian="en" style:country-asian="US" style:language-complex="ar" style:country-complex="SA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style:vertical-align="auto" fo:margin-top="0.0277in" fo:margin-bottom="0in" fo:line-height="102%"/>
      <style:text-properties style:font-name-asian="Yu Gothic Light" style:font-name-complex="Times New Roman" fo:font-style="italic" style:font-style-asian="italic" style:font-style-complex="italic" fo:color="#595959" style:font-size-complex="11pt" fo:language="es" fo:country="CO" style:language-asian="en" style:country-asian="US" style:language-complex="ar" style:country-complex="SA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style:vertical-align="auto" fo:margin-top="0.0277in" fo:margin-bottom="0in" fo:line-height="102%"/>
      <style:text-properties style:font-name-asian="Yu Gothic Light" style:font-name-complex="Times New Roman" fo:color="#595959" style:font-size-complex="11pt" fo:language="es" fo:country="CO" style:language-asian="en" style:country-asian="US" style:language-complex="ar" style:country-complex="SA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style:vertical-align="auto" fo:margin-bottom="0in" fo:line-height="102%"/>
      <style:text-properties style:font-name-asian="Yu Gothic Light" style:font-name-complex="Times New Roman" fo:font-style="italic" style:font-style-asian="italic" style:font-style-complex="italic" fo:color="#272727" style:font-size-complex="11pt" fo:language="es" fo:country="CO" style:language-asian="en" style:country-asian="US" style:language-complex="ar" style:country-complex="SA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style:vertical-align="auto" fo:margin-bottom="0in" fo:line-height="102%"/>
      <style:text-properties style:font-name-asian="Yu Gothic Light" style:font-name-complex="Times New Roman" fo:color="#272727" style:font-size-complex="11pt" fo:language="es" fo:country="CO" style:language-asian="en" style:country-asian="US" style:language-complex="ar" style:country-complex="SA" fo:hyphenate="false"/>
    </style:style>
    <style:style style:name="Normal" style:display-name="Normal" style:family="paragraph">
      <style:paragraph-properties fo:line-height="100%"/>
      <style:text-properties style:font-name-complex="Calibri" fo:color="#000000" style:font-size-complex="12pt" fo:language="es" fo:country="ES" style:language-asian="es" style:country-asian="ES" style:language-complex="es" style:country-complex="ES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Yu Gothic Light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Yu Gothic Light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Yu Gothic Light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Yu Gothic Light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Yu Gothic Light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vertical-align="auto" fo:margin-bottom="0.0555in" fo:line-height="100%"/>
      <style:text-properties style:font-name="Calibri Light" style:font-name-asian="Yu Gothic Light" style:font-name-complex="Times New Roman" style:use-window-font-color="true" fo:letter-spacing="-0.0069in" fo:font-size="28pt" style:font-size-asian="28pt" style:font-size-complex="28pt" fo:language="es" fo:country="CO" style:language-asian="en" style:country-asian="US" style:language-complex="ar" style:country-complex="SA" fo:hyphenate="false"/>
    </style:style>
    <style:style style:name="TítuloCar" style:display-name="Título Car" style:family="text" style:parent-style-name="Fuentedepárrafopredeter.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paragraph-properties style:vertical-align="auto" fo:line-height="102%"/>
      <style:text-properties style:font-name-asian="Yu Gothic Light" style:font-name-complex="Times New Roman" fo:color="#595959" fo:letter-spacing="0.0104in" fo:font-size="14pt" style:font-size-asian="14pt" style:font-size-complex="14pt" fo:language="es" fo:country="CO" style:language-asian="en" style:country-asian="US" style:language-complex="ar" style:country-complex="SA" fo:hyphenate="false"/>
    </style:style>
    <style:style style:name="SubtítuloCar" style:display-name="Subtítulo Car" style:family="text" style:parent-style-name="Fuentedepárrafopredeter.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style:vertical-align="auto" fo:margin-top="0.1111in" fo:line-height="102%"/>
      <style:text-properties style:font-name-complex="Arial" fo:font-style="italic" style:font-style-asian="italic" style:font-style-complex="italic" fo:color="#404040" style:font-size-complex="11pt" fo:language="es" fo:country="CO" style:language-asian="en" style:country-asian="US" style:language-complex="ar" style:country-complex="SA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vertical-align="auto" fo:line-height="102%" fo:margin-left="0.5in">
        <style:tab-stops/>
      </style:paragraph-properties>
      <style:text-properties style:font-name-complex="Arial" style:use-window-font-color="true" style:font-size-complex="11pt" fo:language="es" fo:country="CO" style:language-asian="en" style:country-asian="US" style:language-complex="ar" style:country-complex="SA"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style:vertical-align="auto" fo:margin-top="0.25in" fo:margin-bottom="0.25in" fo:line-height="102%" fo:margin-left="0.6in" fo:margin-right="0.6in">
        <style:tab-stops/>
      </style:paragraph-properties>
      <style:text-properties style:font-name-complex="Arial" fo:font-style="italic" style:font-style-asian="italic" style:font-style-complex="italic" fo:color="#2F5496" style:font-size-complex="11pt" fo:language="es" fo:country="CO" style:language-asian="en" style:country-asian="US" style:language-complex="ar" style:country-complex="SA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style:use-window-font-color="true" style:letter-kerning="false" fo:font-size="12pt" style:font-size-asian="12pt" fo:language="es" fo:country="CO" style:language-asian="es" style:country-asian="CO" style:language-complex="ar" style:country-complex="SA" fo:hyphenate="tru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rlos cadena</meta:initial-creator>
    <dc:creator>sharith</dc:creator>
    <meta:creation-date>2025-06-17T15:50:00Z</meta:creation-date>
    <dc:date>2025-06-22T20:01:00Z</dc:date>
    <meta:template xlink:href="Normal.dotm" xlink:type="simple"/>
    <meta:editing-cycles>3</meta:editing-cycles>
    <meta:editing-duration>PT60S</meta:editing-duration>
    <meta:document-statistic meta:page-count="5" meta:paragraph-count="6" meta:word-count="534" meta:character-count="3465" meta:row-count="24" meta:non-whitespace-character-count="2937"/>
  </office:meta>
</office:document-meta>
</file>